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8ad" officeooo:paragraph-rsid="000fa8ad"/>
    </style:style>
    <style:style style:name="P2" style:family="paragraph" style:parent-style-name="Standard">
      <style:text-properties fo:color="#158466" loext:opacity="100%" officeooo:rsid="000fa8ad" officeooo:paragraph-rsid="000fa8ad"/>
    </style:style>
    <style:style style:name="P3" style:family="paragraph" style:parent-style-name="Standard">
      <style:text-properties fo:color="#158466" loext:opacity="100%" officeooo:rsid="0012bb3f" officeooo:paragraph-rsid="0012bb3f"/>
    </style:style>
    <style:style style:name="P4" style:family="paragraph" style:parent-style-name="Standard">
      <style:text-properties fo:color="#158466" loext:opacity="100%" officeooo:rsid="00148cd2" officeooo:paragraph-rsid="00148cd2"/>
    </style:style>
    <style:style style:name="P5" style:family="paragraph" style:parent-style-name="Standard">
      <style:text-properties fo:color="#158466" loext:opacity="100%" officeooo:rsid="00148cd2" officeooo:paragraph-rsid="0014f353"/>
    </style:style>
    <style:style style:name="P6" style:family="paragraph" style:parent-style-name="Standard">
      <style:text-properties fo:color="#000000" loext:opacity="100%" officeooo:rsid="0012bb3f" officeooo:paragraph-rsid="0012bb3f"/>
    </style:style>
    <style:style style:name="P7" style:family="paragraph" style:parent-style-name="Standard">
      <style:text-properties fo:color="#000000" loext:opacity="100%" officeooo:rsid="00148cd2" officeooo:paragraph-rsid="00148cd2"/>
    </style:style>
    <style:style style:name="T1" style:family="text">
      <style:text-properties officeooo:rsid="0010ebf8"/>
    </style:style>
    <style:style style:name="T2" style:family="text">
      <style:text-properties style:font-name="Liberation Serif" fo:font-size="12pt" fo:letter-spacing="-0.009cm" fo:font-weight="normal" style:font-size-asian="12pt" style:font-weight-asian="normal" style:font-size-complex="12pt" style:font-weight-complex="normal"/>
    </style:style>
    <style:style style:name="T3" style:family="text">
      <style:text-properties style:font-name="Liberation Serif" fo:font-size="12pt" fo:letter-spacing="-0.009cm" fo:font-weight="normal" officeooo:rsid="0014f353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os de lógica sequencial – Lógica de programação 2022/2 IFRS SSI01</text:p>
      <text:p text:style-name="P1">Ex1-Escreva um algoritmo que solicite ao usuário quatro <text:s/>valores inteiros e escreva na tela a soma desses valores <text:s/>elevada ao cubo.</text:p>
      <text:p text:style-name="P1"/>
      <text:p text:style-name="P2">Algoritmo exercicio1_soma4valoresinteiros</text:p>
      <text:p text:style-name="P2">Variaveis</text:p>
      <text:p text:style-name="P2"><text:tab/>valor1, valor2, valor3, valor4, soma, cubo: inteiro</text:p>
      <text:p text:style-name="P2">Inicio</text:p>
      <text:p text:style-name="P2"><text:tab/>(*Entrada de dados*)</text:p>
      <text:p text:style-name="P2"><text:tab/>escreva(“informe o primeiro valor”)</text:p>
      <text:p text:style-name="P2"><text:tab/>leia(valor1)</text:p>
      <text:p text:style-name="P2"><text:tab/>escreva(“informe o segundo valor”)</text:p>
      <text:p text:style-name="P2"><text:tab/>leia(valor2)</text:p>
      <text:p text:style-name="P2"><text:tab/>escreva(“informe o terceiro valor”)</text:p>
      <text:p text:style-name="P2"><text:tab/>leia(valor3)</text:p>
      <text:p text:style-name="P2"><text:tab/>escreva(“informe o quarto valor”)</text:p>
      <text:p text:style-name="P2"><text:tab/>leia(valor4)</text:p>
      <text:p text:style-name="P2"><text:tab/></text:p>
      <text:p text:style-name="P2"><text:tab/>(*calculos de soma e potenciacao*)</text:p>
      <text:p text:style-name="P2"><text:tab/>soma ← <text:span text:style-name="T1">valor1+valor2+valor3+valor4</text:span></text:p>
      <text:p text:style-name="P2"><text:tab/><text:span text:style-name="T1">cubo ← soma*soma*soma</text:span></text:p>
      <text:p text:style-name="P2"/>
      <text:p text:style-name="P2"><text:tab/><text:span text:style-name="T1">(*Saida de resultado*)</text:span></text:p>
      <text:p text:style-name="P2"><text:tab/><text:span text:style-name="T1">escreva(“A soma desses valores elevada ao cubo e: ”, cubo)</text:span></text:p>
      <text:p text:style-name="P2">Fim</text:p>
      <text:p text:style-name="P2"/>
      <text:p text:style-name="P6">Ex2-<text:span text:style-name="T2">Escreva um algoritmo que calcule e exiba na tela a <text:s/>área de um triângulo de base b e altura h, em que os <text:s/>valores de b e h são fornecidos pelo usuário. Sabe-se <text:s/>que a área s de um triângulo de base b e altura h é dada <text:s/>por s = (b x h)2</text:span></text:p>
      <text:p text:style-name="P6"><text:span text:style-name="T2"/></text:p>
      <text:p text:style-name="P3"><text:span text:style-name="T2">Algoritmo exercicio2_areaTriangulo</text:span></text:p>
      <text:p text:style-name="P3"><text:span text:style-name="T2">Variaveis</text:span></text:p>
      <text:p text:style-name="P3"><text:span text:style-name="T2"><text:tab/>b, h, s: real</text:span></text:p>
      <text:p text:style-name="P4"><text:span text:style-name="T2">Inicio</text:span></text:p>
      <text:p text:style-name="P4"><text:span text:style-name="T2"><text:tab/>(*Entrada de dados*)</text:span></text:p>
      <text:p text:style-name="P4"><text:span text:style-name="T2"><text:tab/>escreva(“Informe a base do triangulo”)</text:span></text:p>
      <text:p text:style-name="P4"><text:span text:style-name="T2"><text:tab/>leia(b)</text:span></text:p>
      <text:p text:style-name="P4"><text:span text:style-name="T2"><text:tab/>escreva(“Informe a altura do triangulo”)</text:span></text:p>
      <text:p text:style-name="P4"><text:span text:style-name="T2"><text:tab/>leia(h)</text:span></text:p>
      <text:p text:style-name="P4"><text:span text:style-name="T2"><text:tab/></text:span></text:p>
      <text:p text:style-name="P4"><text:span text:style-name="T2"><text:tab/>(*Calculo da area*)<text:tab/></text:span></text:p>
      <text:p text:style-name="P4"><text:span text:style-name="T2"><text:tab/>s ← (b*h)/2</text:span></text:p>
      <text:p text:style-name="P4"><text:span text:style-name="T2"><text:tab/></text:span></text:p>
      <text:p text:style-name="P4"><text:span text:style-name="T2"><text:tab/>(*Saida do resultado*)<text:tab/></text:span></text:p>
      <text:p text:style-name="P4"><text:span text:style-name="T2">Fim</text:span></text:p>
      <text:p text:style-name="P4"><text:span text:style-name="T2"/></text:p>
      <text:p text:style-name="P7"><text:span text:style-name="T2">Ex3-Escreva um algoritmo que solicite ao usuário dois valores inteiros e escreva na tela:</text:span></text:p>
      <text:p text:style-name="P7"><text:span text:style-name="T2">a)A soma desses valores;</text:span></text:p>
      <text:p text:style-name="P7"><text:span text:style-name="T2">b)A subtração do 1°valor digitado pelo 2º;</text:span></text:p>
      <text:p text:style-name="P7"><text:span text:style-name="T2">c)A multiplicação dos dois;</text:span></text:p>
      <text:p text:style-name="P7"><text:span text:style-name="T2">d)A divisão do 2°valor digitado pelo 1º;</text:span></text:p>
      <text:p text:style-name="P7"><text:span text:style-name="T2">E)A soma desses valores <text:s/>elevada ao quadrado.</text:span></text:p>
      <text:p text:style-name="P7"><text:soft-page-break/><text:span text:style-name="T2">Mostre na tela os resultados das operações</text:span></text:p>
      <text:p text:style-name="P7"><text:span text:style-name="T2"/></text:p>
      <text:p text:style-name="P4"><text:span text:style-name="T2">Algoritmo exercicio3_operacoes</text:span></text:p>
      <text:p text:style-name="P4"><text:span text:style-name="T2">Variaveis</text:span></text:p>
      <text:p text:style-name="P4"><text:span text:style-name="T2"><text:tab/>valor1, valor2, soma, subtracaov1v2, multiplicacao, divisaov2v1, quadradoSoma: real</text:span></text:p>
      <text:p text:style-name="P4"><text:span text:style-name="T2">Inicio</text:span></text:p>
      <text:p text:style-name="P4"><text:span text:style-name="T2"><text:tab/>(*entrada de dados*)</text:span></text:p>
      <text:p text:style-name="P4"><text:span text:style-name="T2"><text:tab/>escreva(“digite o primeiro numero”)</text:span></text:p>
      <text:p text:style-name="P4"><text:span text:style-name="T2"><text:tab/>leia(valor1)</text:span></text:p>
      <text:p text:style-name="P4"><text:span text:style-name="T2"><text:tab/>escreva(“digite o segundo numero”)</text:span></text:p>
      <text:p text:style-name="P4"><text:span text:style-name="T2"><text:tab/>leia(valor2)</text:span></text:p>
      <text:p text:style-name="P4"><text:span text:style-name="T2"/></text:p>
      <text:p text:style-name="P4"><text:span text:style-name="T2"><text:tab/>(*calculos*)</text:span></text:p>
      <text:p text:style-name="P4"><text:span text:style-name="T2"><text:tab/>soma ← valor1+valor2</text:span></text:p>
      <text:p text:style-name="P4"><text:span text:style-name="T2"><text:tab/>subtracaov1v2 ← valor-valor2</text:span></text:p>
      <text:p text:style-name="P4"><text:span text:style-name="T2"><text:tab/>multiplicacao ← valor1*valor2</text:span></text:p>
      <text:p text:style-name="P4"><text:span text:style-name="T2"><text:tab/>divisaov2v1 ← valor2/valor1</text:span></text:p>
      <text:p text:style-name="P4"><text:span text:style-name="T2"><text:tab/>quadradoSoma ← </text:span><text:span text:style-name="T3">SQR(</text:span><text:span text:style-name="T2">soma</text:span><text:span text:style-name="T3">)</text:span></text:p>
      <text:p text:style-name="P4"><text:span text:style-name="T3"/></text:p>
      <text:p text:style-name="P4"><text:span text:style-name="T3"><text:tab/>(*saida de dados*)</text:span></text:p>
      <text:p text:style-name="P4"><text:span text:style-name="T3"><text:tab/>escreva(“A soma dos valores e: ”, soma)</text:span></text:p>
      <text:p text:style-name="P5"><text:span text:style-name="T3"><text:tab/>escreva(“A subtracao do primeiro pelo segundo e: ”, subtracaov1v2)</text:span></text:p>
      <text:p text:style-name="P5"><text:span text:style-name="T3"><text:tab/>escreva(“A multiplicacao dos valores e: ”, multiplicacao)</text:span></text:p>
      <text:p text:style-name="P5"><text:span text:style-name="T3"><text:tab/>escreva(“A divisao do primeiro pelo segundo e: ”, divisaov2v1)</text:span></text:p>
      <text:p text:style-name="P5"><text:span text:style-name="T3"><text:tab/>escreva(“O quadrado da soma e: ”, quadradoSoma)</text:span></text:p>
      <text:p text:style-name="P4"><text:span text:style-name="T2">Fi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ítulo_20_e_20_Conteúdo_7e_LT_7e_Gliederung_20_1" style:display-name="Título e Conteúdo~LT~Gliederung 1" style:family="paragraph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_20_e_20_Conteúdo_7e_LT_7e_Untertitel" style:display-name="Título e Conteúd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_20_e_20_Conteúdo_7e_LT_7e_Notizen" style:display-name="Título e Conteúd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_20_e_20_Conteúdo_7e_LT_7e_Hintergrundobjekte" style:display-name="Título e Conteúd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_20_e_20_Conteúdo_7e_LT_7e_Hintergrund" style:display-name="Título e Conteúdo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15:14:34.927138086</meta:creation-date>
    <meta:generator>LibreOffice/7.3.5.2$Linux_X86_64 LibreOffice_project/30$Build-2</meta:generator>
    <dc:date>2022-08-21T16:05:38.879330160</dc:date>
    <meta:editing-duration>PT3M50S</meta:editing-duration>
    <meta:editing-cycles>1</meta:editing-cycles>
    <meta:document-statistic meta:table-count="0" meta:image-count="0" meta:object-count="0" meta:page-count="2" meta:paragraph-count="67" meta:word-count="311" meta:character-count="2185" meta:non-whitespace-character-count="1883"/>
  </office:meta>
</office:document-meta>
</file>